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848cm" svg:height="9.005cm" svg:x="11.234cm" svg:y="0cm">
            <draw:object draw:notify-on-update-of-ranges="Sheet1.A1:Sheet1.A41 Sheet1.B1:Sheet1.B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iles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formula="of:=([.B2]/9505)*100" office:value-type="float" office:value="0.0315623356128353" calcext:value-type="float">
            <text:p>0.0315623356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48" calcext:value-type="float">
            <text:p>248</text:p>
          </table:table-cell>
          <table:table-cell table:formula="of:=([.B3]/9505)*100" office:value-type="float" office:value="2.60915307732772" calcext:value-type="float">
            <text:p>2.6091530773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40" calcext:value-type="float">
            <text:p>40</text:p>
          </table:table-cell>
          <table:table-cell table:formula="of:=([.B4]/9505)*100" office:value-type="float" office:value="0.420831141504471" calcext:value-type="float">
            <text:p>0.42083114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[.B5]/9505)*100" office:value-type="float" office:value="0.210415570752236" calcext:value-type="float">
            <text:p>0.21041557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[.B6]/9505)*100" office:value-type="float" office:value="0.210415570752236" calcext:value-type="float">
            <text:p>0.21041557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([.B7]/9505)*100" office:value-type="float" office:value="0.810099947396107" calcext:value-type="float">
            <text:p>0.81009994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B8]/9505)*100" office:value-type="float" office:value="0.0736454497632825" calcext:value-type="float">
            <text:p>0.07364544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([.B9]/9505)*100" office:value-type="float" office:value="0.210415570752236" calcext:value-type="float">
            <text:p>0.21041557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([.B10]/9505)*100" office:value-type="float" office:value="0.0946870068385061" calcext:value-type="float">
            <text:p>0.09468700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([.B11]/9505)*100" office:value-type="float" office:value="0.273540241977906" calcext:value-type="float">
            <text:p>0.2735402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B12]/9505)*100" office:value-type="float" office:value="0.0105207785376118" calcext:value-type="float">
            <text:p>0.0105207785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([.B13]/9505)*100" office:value-type="float" office:value="0.0841662283008943" calcext:value-type="float">
            <text:p>0.0841662283</text:p>
          </table:table-cell>
          <table:table-cell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table:formula="of:=([.B14]/9505)*100" office:value-type="float" office:value="0.0105207785376118" calcext:value-type="float">
            <text:p>0.0105207785</text:p>
          </table:table-cell>
          <table:table-cell/>
        </table:table-row>
        <table:table-row table:style-name="ro1">
          <table:table-cell office:value-type="string" calcext:value-type="string">
            <text:p>_</text:p>
          </table:table-cell>
          <table:table-cell office:value-type="float" office:value="52" calcext:value-type="float">
            <text:p>52</text:p>
          </table:table-cell>
          <table:table-cell table:formula="of:=([.B15]/9505)*100" office:value-type="float" office:value="0.547080483955813" calcext:value-type="float">
            <text:p>0.54708048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51" calcext:value-type="float">
            <text:p>551</text:p>
          </table:table-cell>
          <table:table-cell table:formula="of:=([.B16]/9505)*100" office:value-type="float" office:value="5.79694897422409" calcext:value-type="float">
            <text:p>5.796948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78" calcext:value-type="float">
            <text:p>178</text:p>
          </table:table-cell>
          <table:table-cell table:formula="of:=([.B17]/9505)*100" office:value-type="float" office:value="1.8726985796949" calcext:value-type="float">
            <text:p>1.87269857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76" calcext:value-type="float">
            <text:p>476</text:p>
          </table:table-cell>
          <table:table-cell table:formula="of:=([.B18]/9505)*100" office:value-type="float" office:value="5.00789058390321" calcext:value-type="float">
            <text:p>5.00789058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35" calcext:value-type="float">
            <text:p>435</text:p>
          </table:table-cell>
          <table:table-cell table:formula="of:=([.B19]/9505)*100" office:value-type="float" office:value="4.57653866386113" calcext:value-type="float">
            <text:p>4.57653866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37" calcext:value-type="float">
            <text:p>737</text:p>
          </table:table-cell>
          <table:table-cell table:formula="of:=([.B20]/9505)*100" office:value-type="float" office:value="7.75381378221988" calcext:value-type="float">
            <text:p>7.75381378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2" calcext:value-type="float">
            <text:p>302</text:p>
          </table:table-cell>
          <table:table-cell table:formula="of:=([.B21]/9505)*100" office:value-type="float" office:value="3.17727511835876" calcext:value-type="float">
            <text:p>3.1772751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22" calcext:value-type="float">
            <text:p>322</text:p>
          </table:table-cell>
          <table:table-cell table:formula="of:=([.B22]/9505)*100" office:value-type="float" office:value="3.38769068911099" calcext:value-type="float">
            <text:p>3.38769068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9" calcext:value-type="float">
            <text:p>189</text:p>
          </table:table-cell>
          <table:table-cell table:formula="of:=([.B23]/9505)*100" office:value-type="float" office:value="1.98842714360863" calcext:value-type="float">
            <text:p>1.9884271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21" calcext:value-type="float">
            <text:p>521</text:p>
          </table:table-cell>
          <table:table-cell table:formula="of:=([.B24]/9505)*100" office:value-type="float" office:value="5.48132561809574" calcext:value-type="float">
            <text:p>5.4813256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table:formula="of:=([.B25]/9505)*100" office:value-type="float" office:value="0.315623356128353" calcext:value-type="float">
            <text:p>0.3156233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49" calcext:value-type="float">
            <text:p>149</text:p>
          </table:table-cell>
          <table:table-cell table:formula="of:=([.B26]/9505)*100" office:value-type="float" office:value="1.56759600210416" calcext:value-type="float">
            <text:p>1.5675960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92" calcext:value-type="float">
            <text:p>492</text:p>
          </table:table-cell>
          <table:table-cell table:formula="of:=([.B27]/9505)*100" office:value-type="float" office:value="5.176223040505" calcext:value-type="float">
            <text:p>5.17622304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76" calcext:value-type="float">
            <text:p>376</text:p>
          </table:table-cell>
          <table:table-cell table:formula="of:=([.B28]/9505)*100" office:value-type="float" office:value="3.95581273014203" calcext:value-type="float">
            <text:p>3.9558127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36" calcext:value-type="float">
            <text:p>436</text:p>
          </table:table-cell>
          <table:table-cell table:formula="of:=([.B29]/9505)*100" office:value-type="float" office:value="4.58705944239874" calcext:value-type="float">
            <text:p>4.58705944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26" calcext:value-type="float">
            <text:p>526</text:p>
          </table:table-cell>
          <table:table-cell table:formula="of:=([.B30]/9505)*100" office:value-type="float" office:value="5.5339295107838" calcext:value-type="float">
            <text:p>5.5339295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07" calcext:value-type="float">
            <text:p>607</text:p>
          </table:table-cell>
          <table:table-cell table:formula="of:=([.B31]/9505)*100" office:value-type="float" office:value="6.38611257233035" calcext:value-type="float">
            <text:p>6.38611257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8" calcext:value-type="float">
            <text:p>48</text:p>
          </table:table-cell>
          <table:table-cell table:formula="of:=([.B32]/9505)*100" office:value-type="float" office:value="0.504997369805366" calcext:value-type="float">
            <text:p>0.5049973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76" calcext:value-type="float">
            <text:p>476</text:p>
          </table:table-cell>
          <table:table-cell table:formula="of:=([.B33]/9505)*100" office:value-type="float" office:value="5.00789058390321" calcext:value-type="float">
            <text:p>5.00789058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704" calcext:value-type="float">
            <text:p>704</text:p>
          </table:table-cell>
          <table:table-cell table:formula="of:=([.B34]/9505)*100" office:value-type="float" office:value="7.4066280904787" calcext:value-type="float">
            <text:p>7.40662809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95" calcext:value-type="float">
            <text:p>695</text:p>
          </table:table-cell>
          <table:table-cell table:formula="of:=([.B35]/9505)*100" office:value-type="float" office:value="7.31194108364019" calcext:value-type="float">
            <text:p>7.31194108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7" calcext:value-type="float">
            <text:p>287</text:p>
          </table:table-cell>
          <table:table-cell table:formula="of:=([.B36]/9505)*100" office:value-type="float" office:value="3.01946344029458" calcext:value-type="float">
            <text:p>3.01946344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8" calcext:value-type="float">
            <text:p>88</text:p>
          </table:table-cell>
          <table:table-cell table:formula="of:=([.B37]/9505)*100" office:value-type="float" office:value="0.925828511309837" calcext:value-type="float">
            <text:p>0.9258285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9" calcext:value-type="float">
            <text:p>89</text:p>
          </table:table-cell>
          <table:table-cell table:formula="of:=([.B38]/9505)*100" office:value-type="float" office:value="0.936349289847449" calcext:value-type="float">
            <text:p>0.9363492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2" calcext:value-type="float">
            <text:p>92</text:p>
          </table:table-cell>
          <table:table-cell table:formula="of:=([.B39]/9505)*100" office:value-type="float" office:value="0.967911625460284" calcext:value-type="float">
            <text:p>0.9679116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09" calcext:value-type="float">
            <text:p>109</text:p>
          </table:table-cell>
          <table:table-cell table:formula="of:=([.B40]/9505)*100" office:value-type="float" office:value="1.14676486059968" calcext:value-type="float">
            <text:p>1.1467648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8" calcext:value-type="float">
            <text:p>58</text:p>
          </table:table-cell>
          <table:table-cell table:formula="of:=([.B41]/9505)*100" office:value-type="float" office:value="0.610205155181483" calcext:value-type="float">
            <text:p>0.6102051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41])" office:value-type="float" office:value="9505" calcext:value-type="float">
            <text:p>9505</text:p>
          </table:table-cell>
          <table:table-cell/>
          <table:table-cell table:formula="of:=SUM([.D2:.D41])"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Seward</meta:initial-creator>
    <meta:creation-date>2015-06-01T11:15:32.208699891</meta:creation-date>
    <dc:date>2015-06-01T11:41:05.981358548</dc:date>
    <dc:creator>Paul Seward</dc:creator>
    <meta:editing-duration>PT10M23S</meta:editing-duration>
    <meta:editing-cycles>1</meta:editing-cycles>
    <meta:document-statistic meta:table-count="1" meta:cell-count="15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849cm" svg:height="9.006cm" xlink:href=".." xlink:type="simple" chart:class="chart:bar" chart:style-name="ch1">
        <chart:legend chart:legend-position="end" svg:x="33.586cm" svg:y="4.204cm" style:legend-expansion="high" chart:style-name="ch2"/>
        <chart:plot-area chart:style-name="ch3" table:cell-range-address="Sheet1.A1:Sheet1.B41" chart:data-source-has-labels="column" svg:x="0.716cm" svg:y="0.18cm" svg:width="32.154cm" svg:height="8.646cm">
          <chartooo:coordinate-region svg:x="1.524cm" svg:y="0.379cm" svg:width="31.346cm" svg:height="6.869cm"/>
          <chart:axis chart:dimension="x" chart:name="primary-x" chart:style-name="ch4" chartooo:axis-type="auto">
            <chartooo:date-scale/>
            <chart:categories table:cell-range-address="Sheet1.A1:Sheet1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1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haracter</text:p>
                <draw:g>
                  <svg:desc>Sheet1.A1:Sheet1.A41</svg:desc>
                </draw:g>
              </table:table-cell>
              <table:table-cell office:value-type="float" office:value="NaN">
                <text:p>NaN</text:p>
                <draw:g>
                  <svg:desc>Sheet1.B1:Sheet1.B41</svg:desc>
                </draw:g>
              </table:table-cell>
            </table:table-row>
            <table:table-row>
              <table:table-cell office:value-type="string">
                <text:p>+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_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